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Arrowheads_20_36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22cm" fo:min-width="2.46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7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1.5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2.27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0.2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0.51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14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11cm"/>
      <style:paragraph-properties style:writing-mode="lr-tb"/>
    </style:style>
    <style:style style:name="gr11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1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2cm" fo:min-width="0.449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3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32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35" draw:marker-end-width="0.3cm" draw:fill="none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229cm" fo:min-width="1.723cm"/>
    </style:style>
    <style:style style:name="gr19" style:family="graphic" style:parent-style-name="objectwithoutfill">
      <style:graphic-properties svg:stroke-color="#000000" draw:marker-end="Arrowheads_20_3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2.272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39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40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42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43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44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6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style:text-properties fo:font-size="8pt"/>
    </style:style>
    <style:style style:name="P12" style:family="paragraph">
      <style:text-properties fo:font-size="14pt"/>
    </style:style>
    <style:style style:name="T1" style:family="text">
      <style:text-properties fo:font-size="16pt"/>
    </style:style>
    <style:style style:name="T2" style:family="text">
      <style:text-properties fo:font-size="14pt"/>
    </style:style>
    <style:style style:name="T3" style:family="text">
      <style:text-properties fo:font-size="8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847cm" svg:y1="9.355cm" svg:x2="12.847cm" svg:y2="8.72cm">
          <text:p/>
        </draw:line>
        <draw:line draw:style-name="gr2" draw:text-style-name="P1" draw:layer="layout" svg:x1="8.72cm" svg:y1="8.737cm" svg:x2="8.72cm" svg:y2="10.525cm">
          <text:p/>
        </draw:line>
        <draw:custom-shape draw:style-name="gr3" draw:text-style-name="P2" xml:id="id3" draw:id="id3" draw:layer="layout" svg:width="2.962cm" svg:height="1.972cm" svg:x="2.834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.962cm" svg:height="1.972cm" svg:x="8.376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2.216cm" svg:height="1.108cm" svg:x="3.482cm" svg:y="7.70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3" draw:layer="layout" svg:width="1.251cm" svg:height="1.119cm" svg:x="3.824cm" svg:y="4.026cm">
          <draw:text-box>
            <text:p>x</text:p>
          </draw:text-box>
        </draw:frame>
        <draw:frame draw:style-name="gr6" draw:text-style-name="P4" draw:layer="layout" svg:width="0.761cm" svg:height="1.022cm" svg:x="9.459cm" svg:y="4.126cm">
          <draw:text-box>
            <text:p><text:span text:style-name="T1">g</text:span></text:p>
          </draw:text-box>
        </draw:frame>
        <draw:custom-shape draw:style-name="gr7" draw:text-style-name="P2" xml:id="id2" draw:id="id2" draw:layer="layout" svg:width="1.109cm" svg:height="1.109cm" svg:x="15.877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xml:id="id8" draw:id="id8" draw:layer="layout" svg:width="0.984cm" svg:height="0.725cm" svg:x="16.068cm" svg:y="4.121cm">
          <draw:text-box>
            <text:p text:style-name="P5">&lt;</text:p>
          </draw:text-box>
        </draw:frame>
        <draw:frame draw:style-name="gr9" draw:text-style-name="P7" draw:layer="layout" svg:width="1.371cm" svg:height="0.806cm" svg:x="3.874cm" svg:y="7.796cm">
          <draw:text-box>
            <text:p><text:span text:style-name="T2">a</text:span><text:span text:style-name="T2">v</text:span><text:span text:style-name="T2">g</text:span></text:p>
          </draw:text-box>
        </draw:frame>
        <draw:frame draw:style-name="gr10" draw:text-style-name="P8" draw:layer="layout" svg:width="1.455cm" svg:height="0.569cm" svg:x="8.737cm" svg:y="9.738cm">
          <draw:text-box>
            <text:p><text:span text:style-name="T3">t</text:span><text:span text:style-name="T3">2</text:span><text:span text:style-name="T3">&lt;</text:span><text:span text:style-name="T3">-</text:span><text:span text:style-name="T3">-</text:span><text:span text:style-name="T3">d</text:span><text:span text:style-name="T3">i</text:span><text:span text:style-name="T3">v</text:span></text:p>
          </draw:text-box>
        </draw:frame>
        <draw:g>
          <draw:custom-shape draw:style-name="gr11" draw:text-style-name="P2" draw:layer="layout" svg:width="0.266cm" svg:height="0.266cm" svg:x="8.579cm" svg:y="9.8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0.68cm" svg:height="0.645cm" svg:x="8.375cm" svg:y="9.662cm">
            <draw:text-box>
              <text:p><text:span text:style-name="T4">x</text:span></text:p>
            </draw:text-box>
          </draw:frame>
        </draw:g>
        <draw:custom-shape draw:style-name="gr13" draw:text-style-name="P10" draw:layer="layout" svg:width="1.367cm" svg:height="1.367cm" svg:x="13.685cm" svg:y="1.8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8" xml:id="id1" draw:id="id1" draw:layer="layout" svg:width="1.27cm" svg:height="0.622cm" svg:x="13.782cm" svg:y="2.6cm">
          <draw:text-box>
            <text:p text:style-name="P11">0.001</text:p>
          </draw:text-box>
        </draw:frame>
        <draw:connector draw:style-name="gr15" draw:text-style-name="P1" draw:layer="layout" svg:x1="14.417cm" svg:y1="3.222cm" svg:x2="15.877cm" svg:y2="4.476cm" draw:start-shape="id1" draw:end-shape="id2" draw:end-glue-point="6" svg:d="M14417 3222v1254h1460" svg:viewBox="0 0 1461 1255">
          <text:p/>
        </draw:connector>
        <draw:custom-shape draw:style-name="gr4" draw:text-style-name="P2" xml:id="id4" draw:id="id4" draw:layer="layout" svg:width="2.216cm" svg:height="1.108cm" svg:x="7.583cm" svg:y="7.70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7" draw:layer="layout" svg:width="1.371cm" svg:height="0.806cm" svg:x="8.075cm" svg:y="7.797cm">
          <draw:text-box>
            <text:p><text:span text:style-name="T2">d</text:span><text:span text:style-name="T2">i</text:span><text:span text:style-name="T2">v</text:span></text:p>
          </draw:text-box>
        </draw:frame>
        <draw:custom-shape draw:style-name="gr4" draw:text-style-name="P2" xml:id="id10" draw:id="id10" draw:layer="layout" svg:width="2.216cm" svg:height="1.108cm" svg:x="11.784cm" svg:y="7.7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7" draw:layer="layout" svg:width="1.371cm" svg:height="0.806cm" svg:x="12.276cm" svg:y="7.798cm">
          <draw:text-box>
            <text:p><text:span text:style-name="T2">s</text:span><text:span text:style-name="T2">u</text:span><text:span text:style-name="T2">b</text:span></text:p>
          </draw:text-box>
        </draw:frame>
        <draw:custom-shape draw:style-name="gr4" draw:text-style-name="P2" xml:id="id6" draw:id="id6" draw:layer="layout" svg:width="2.216cm" svg:height="1.108cm" svg:x="15.885cm" svg:y="7.71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7" draw:layer="layout" svg:width="1.371cm" svg:height="0.806cm" svg:x="16.377cm" svg:y="7.799cm">
          <draw:text-box>
            <text:p><text:span text:style-name="T2">mul</text:span></text:p>
          </draw:text-box>
        </draw:frame>
        <draw:custom-shape draw:style-name="gr4" draw:text-style-name="P2" xml:id="id9" draw:id="id9" draw:layer="layout" svg:width="2.216cm" svg:height="1.108cm" svg:x="11.785cm" svg:y="10.41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7" draw:layer="layout" svg:width="1.371cm" svg:height="0.806cm" svg:x="12.277cm" svg:y="10.499cm">
          <draw:text-box>
            <text:p><text:span text:style-name="T2">a</text:span><text:span text:style-name="T2">b</text:span><text:span text:style-name="T2">s</text:span></text:p>
          </draw:text-box>
        </draw:frame>
        <draw:connector draw:style-name="gr16" draw:text-style-name="P1" draw:layer="layout" svg:x1="4.315cm" svg:y1="5.599cm" svg:x2="8.691cm" svg:y2="7.709cm" draw:start-shape="id3" draw:start-glue-point="2" draw:end-shape="id4" draw:end-glue-point="7" svg:d="M4315 5599v1055h4376v1055" svg:viewBox="0 0 4377 2111">
          <text:p/>
        </draw:connector>
        <draw:connector draw:style-name="gr17" draw:text-style-name="P1" draw:layer="layout" svg:x1="9.857cm" svg:y1="5.599cm" svg:x2="8.691cm" svg:y2="7.709cm" draw:start-shape="id5" draw:start-glue-point="2" draw:end-shape="id4" draw:end-glue-point="7" svg:d="M9857 5599v1055h-1166v1055" svg:viewBox="0 0 1167 2111">
          <text:p/>
        </draw:connector>
        <draw:custom-shape draw:style-name="gr18" draw:text-style-name="P2" xml:id="id11" draw:id="id11" draw:layer="layout" svg:width="2.223cm" svg:height="1.479cm" svg:x="7.632cm" svg:y="10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278cm" svg:height="1.022cm" svg:x="8.259cm" svg:y="10.798cm">
          <draw:text-box>
            <text:p text:style-name="P12">t2</text:p>
          </draw:text-box>
        </draw:frame>
        <draw:connector draw:style-name="gr19" draw:text-style-name="P1" draw:layer="layout" svg:x1="9.857cm" svg:y1="5.599cm" svg:x2="16.993cm" svg:y2="7.711cm" draw:start-shape="id5" draw:start-glue-point="2" draw:end-shape="id6" draw:end-glue-point="7" svg:d="M9857 5599v1056h7136v1056" svg:viewBox="0 0 7137 2113">
          <text:p/>
        </draw:connector>
        <draw:line draw:style-name="gr2" draw:text-style-name="P1" draw:layer="layout" svg:x1="17.51cm" svg:y1="6.664cm" svg:x2="17.52cm" svg:y2="7.674cm">
          <text:p/>
        </draw:line>
        <draw:line draw:style-name="gr1" draw:text-style-name="P1" draw:layer="layout" svg:x1="16.977cm" svg:y1="6.664cm" svg:x2="17.51cm" svg:y2="6.664cm">
          <text:p/>
        </draw:line>
        <draw:line draw:style-name="gr2" draw:text-style-name="P1" draw:layer="layout" svg:x1="17.019cm" svg:y1="8.798cm" svg:x2="17.019cm" svg:y2="10.525cm">
          <text:p/>
        </draw:line>
        <draw:frame draw:style-name="gr10" draw:text-style-name="P8" draw:layer="layout" svg:width="1.548cm" svg:height="0.569cm" svg:x="17.036cm" svg:y="9.738cm">
          <draw:text-box>
            <text:p><text:span text:style-name="T3">t1&lt;</text:span><text:span text:style-name="T3">--</text:span><text:span text:style-name="T3">mu</text:span><text:span text:style-name="T3">l</text:span></text:p>
          </draw:text-box>
        </draw:frame>
        <draw:g>
          <draw:custom-shape draw:style-name="gr11" draw:text-style-name="P2" draw:layer="layout" svg:width="0.266cm" svg:height="0.266cm" svg:x="16.878cm" svg:y="9.8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0.68cm" svg:height="0.645cm" svg:x="16.674cm" svg:y="9.662cm">
            <draw:text-box>
              <text:p><text:span text:style-name="T4">x</text:span></text:p>
            </draw:text-box>
          </draw:frame>
        </draw:g>
        <draw:custom-shape draw:style-name="gr18" draw:text-style-name="P2" xml:id="id7" draw:id="id7" draw:layer="layout" svg:width="2.223cm" svg:height="1.479cm" svg:x="15.931cm" svg:y="10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7" draw:layer="layout" svg:width="1.278cm" svg:height="0.997cm" svg:x="16.558cm" svg:y="10.798cm">
          <draw:text-box>
            <text:p text:style-name="P12">t1</text:p>
          </draw:text-box>
        </draw:frame>
        <draw:connector draw:style-name="gr21" draw:text-style-name="P1" draw:layer="layout" svg:x1="18.154cm" svg:y1="11.289cm" svg:x2="17.052cm" svg:y2="4.483cm" draw:start-shape="id7" draw:start-glue-point="1" draw:end-shape="id8" draw:end-glue-point="1" svg:d="M18154 11289h500v-6806h-1602" svg:viewBox="0 0 1603 6807">
          <text:p/>
        </draw:connector>
        <draw:connector draw:style-name="gr22" draw:text-style-name="P1" draw:layer="layout" svg:x1="15.931cm" svg:y1="11.289cm" svg:x2="12.893cm" svg:y2="10.411cm" draw:start-shape="id7" draw:start-glue-point="3" draw:end-shape="id9" draw:end-glue-point="7" svg:d="M15931 11289h-965v-1379h-2073v501" svg:viewBox="0 0 3039 1380">
          <text:p/>
        </draw:connector>
        <draw:connector draw:style-name="gr23" draw:text-style-name="P1" draw:layer="layout" svg:x1="12.893cm" svg:y1="11.519cm" svg:x2="17.042cm" svg:y2="12.029cm" draw:start-shape="id9" draw:start-glue-point="5" draw:end-shape="id7" svg:d="M12893 11519v1010h4149v-500" svg:viewBox="0 0 4150 1011">
          <text:p/>
        </draw:connector>
        <draw:frame draw:style-name="gr10" draw:text-style-name="P8" draw:layer="layout" svg:width="1.548cm" svg:height="0.569cm" svg:x="17.036cm" svg:y="12.339cm">
          <draw:text-box>
            <text:p><text:span text:style-name="T3">t1</text:span><text:span text:style-name="T3">&lt;-</text:span><text:span text:style-name="T3">-</text:span><text:span text:style-name="T3">ab</text:span><text:span text:style-name="T3">s</text:span></text:p>
          </draw:text-box>
        </draw:frame>
        <draw:g>
          <draw:custom-shape draw:style-name="gr11" draw:text-style-name="P2" draw:layer="layout" svg:width="0.266cm" svg:height="0.266cm" svg:x="16.878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0.68cm" svg:height="0.645cm" svg:x="16.674cm" svg:y="12.263cm">
            <draw:text-box>
              <text:p><text:span text:style-name="T4">x</text:span></text:p>
            </draw:text-box>
          </draw:frame>
        </draw:g>
        <draw:line draw:style-name="gr2" draw:text-style-name="P1" draw:layer="layout" svg:x1="13.42cm" svg:y1="6.893cm" svg:x2="13.42cm" svg:y2="7.706cm">
          <text:p/>
        </draw:line>
        <draw:connector draw:style-name="gr24" draw:text-style-name="P1" draw:layer="layout" svg:x1="4.315cm" svg:y1="5.599cm" svg:x2="12.892cm" svg:y2="7.71cm" draw:start-shape="id3" draw:start-glue-point="2" draw:end-shape="id10" draw:end-glue-point="7" svg:d="M4315 5599v1056h8577v1055" svg:viewBox="0 0 8578 2112">
          <text:p/>
        </draw:connector>
        <draw:line draw:style-name="gr1" draw:text-style-name="P1" draw:layer="layout" svg:x1="13.421cm" svg:y1="6.918cm" svg:x2="15.644cm" svg:y2="6.918cm">
          <text:p/>
        </draw:line>
        <draw:line draw:style-name="gr1" draw:text-style-name="P1" draw:layer="layout" svg:x1="15.656cm" svg:y1="6.918cm" svg:x2="15.656cm" svg:y2="10.728cm">
          <text:p/>
        </draw:line>
        <draw:line draw:style-name="gr1" draw:text-style-name="P1" draw:layer="layout" svg:x1="15.656cm" svg:y1="10.728cm" svg:x2="15.935cm" svg:y2="10.728cm">
          <text:p/>
        </draw:line>
        <draw:line draw:style-name="gr2" draw:text-style-name="P1" draw:layer="layout" svg:x1="14.335cm" svg:y1="11.897cm" svg:x2="15.935cm" svg:y2="11.897cm">
          <text:p/>
        </draw:line>
        <draw:line draw:style-name="gr1" draw:text-style-name="P1" draw:layer="layout" svg:x1="14.335cm" svg:y1="11.895cm" svg:x2="14.335cm" svg:y2="9.355cm">
          <text:p/>
        </draw:line>
        <draw:line draw:style-name="gr1" draw:text-style-name="P1" draw:layer="layout" svg:x1="14.335cm" svg:y1="9.355cm" svg:x2="12.836cm" svg:y2="9.355cm">
          <text:p/>
        </draw:line>
        <draw:g>
          <draw:custom-shape draw:style-name="gr11" draw:text-style-name="P2" draw:layer="layout" svg:width="0.266cm" svg:height="0.266cm" svg:x="15.278cm" svg:y="11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0.68cm" svg:height="0.645cm" svg:x="15.074cm" svg:y="11.564cm">
            <draw:text-box>
              <text:p><text:span text:style-name="T4">x</text:span></text:p>
            </draw:text-box>
          </draw:frame>
        </draw:g>
        <draw:frame draw:style-name="gr10" draw:text-style-name="P8" draw:layer="layout" svg:width="1.548cm" svg:height="0.569cm" svg:x="13.936cm" svg:y="11.795cm">
          <draw:text-box>
            <text:p><text:span text:style-name="T3">t1&lt;--sub</text:span></text:p>
          </draw:text-box>
        </draw:frame>
        <draw:connector draw:style-name="gr25" draw:text-style-name="P1" draw:layer="layout" svg:x1="7.632cm" svg:y1="11.289cm" svg:x2="4.59cm" svg:y2="7.708cm" draw:start-shape="id11" draw:start-glue-point="3" draw:end-shape="id12" draw:end-glue-point="7" svg:d="M7632 11289h-967v-4082h-2075v501" svg:viewBox="0 0 3043 4083">
          <text:p/>
        </draw:connector>
        <draw:connector draw:style-name="gr26" draw:text-style-name="P1" draw:layer="layout" svg:x1="9.857cm" svg:y1="5.599cm" svg:x2="4.59cm" svg:y2="7.708cm" draw:start-shape="id5" draw:start-glue-point="2" draw:end-shape="id12" draw:end-glue-point="7" svg:d="M9857 5599v1055h-5267v1054" svg:viewBox="0 0 5268 2110">
          <text:p/>
        </draw:connector>
        <draw:connector draw:style-name="gr27" draw:text-style-name="P1" draw:layer="layout" svg:x1="4.59cm" svg:y1="8.816cm" svg:x2="9.857cm" svg:y2="3.627cm" draw:start-shape="id12" draw:start-glue-point="5" draw:end-shape="id5" draw:end-glue-point="0" svg:d="M4590 8816v502h2448v-6192h2819v501" svg:viewBox="0 0 5268 6193">
          <text:p/>
        </draw:connector>
        <draw:frame draw:style-name="gr10" draw:text-style-name="P8" draw:layer="layout" svg:width="1.467cm" svg:height="0.569cm" svg:x="9.905cm" svg:y="2.871cm">
          <draw:text-box>
            <text:p><text:span text:style-name="T3">g&lt;--avg</text:span></text:p>
          </draw:text-box>
        </draw:frame>
        <draw:g>
          <draw:custom-shape draw:style-name="gr11" draw:text-style-name="P2" draw:layer="layout" svg:width="0.266cm" svg:height="0.266cm" svg:x="9.747cm" svg:y="3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9" draw:layer="layout" svg:width="0.68cm" svg:height="0.645cm" svg:x="9.543cm" svg:y="2.795cm">
            <draw:text-box>
              <text:p><text:span text:style-name="T4">x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7" draw:display-name="Arrowheads 17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5:45:44.339797460</meta:creation-date>
    <dc:date>2024-05-18T14:02:58.007384101</dc:date>
    <meta:editing-duration>PT1H6M11S</meta:editing-duration>
    <meta:editing-cycles>8</meta:editing-cycles>
    <meta:generator>LibreOffice/7.4.7.2$Linux_X86_64 LibreOffice_project/40$Build-2</meta:generator>
    <meta:document-statistic meta:object-count="65"/>
  </office:meta>
</office:document-meta>
</file>